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3bab" officeooo:paragraph-rsid="000e3bab"/>
    </style:style>
    <style:style style:name="P2" style:family="paragraph" style:parent-style-name="Standard">
      <style:text-properties officeooo:rsid="001024b4" officeooo:paragraph-rsid="001024b4"/>
    </style:style>
    <style:style style:name="P3" style:family="paragraph" style:parent-style-name="Standard">
      <style:text-properties officeooo:rsid="00297593" officeooo:paragraph-rsid="00297593"/>
    </style:style>
    <style:style style:name="P4" style:family="paragraph" style:parent-style-name="Standard">
      <style:text-properties officeooo:rsid="0028df24" officeooo:paragraph-rsid="002b26ef"/>
    </style:style>
    <style:style style:name="P5" style:family="paragraph" style:parent-style-name="Standard">
      <style:text-properties officeooo:rsid="002b67b6" officeooo:paragraph-rsid="002d63e0"/>
    </style:style>
    <style:style style:name="P6" style:family="paragraph" style:parent-style-name="Standard">
      <style:text-properties officeooo:rsid="00345699" officeooo:paragraph-rsid="003142c1"/>
    </style:style>
    <style:style style:name="P7" style:family="paragraph" style:parent-style-name="Standard">
      <style:text-properties officeooo:rsid="0033cf0f" officeooo:paragraph-rsid="0033cf0f"/>
    </style:style>
    <style:style style:name="P8" style:family="paragraph" style:parent-style-name="Heading">
      <style:text-properties officeooo:rsid="002b26ef" officeooo:paragraph-rsid="002b26ef"/>
    </style:style>
    <style:style style:name="P9" style:family="paragraph" style:parent-style-name="Heading">
      <style:text-properties officeooo:rsid="002d63e0" officeooo:paragraph-rsid="002d63e0"/>
    </style:style>
    <style:style style:name="P10" style:family="paragraph" style:parent-style-name="Text_20_body">
      <style:text-properties officeooo:rsid="00340604" officeooo:paragraph-rsid="00340604"/>
    </style:style>
    <style:style style:name="P11" style:family="paragraph" style:parent-style-name="Text_20_body">
      <style:text-properties officeooo:rsid="00354346" officeooo:paragraph-rsid="00354346"/>
    </style:style>
    <style:style style:name="P12" style:family="paragraph" style:parent-style-name="Text_20_body">
      <style:text-properties officeooo:rsid="003cb1f4" officeooo:paragraph-rsid="00354346"/>
    </style:style>
    <style:style style:name="P13" style:family="paragraph" style:parent-style-name="Standard">
      <style:text-properties officeooo:rsid="0033cf0f" officeooo:paragraph-rsid="0033cf0f"/>
    </style:style>
    <style:style style:name="P14" style:family="paragraph" style:parent-style-name="Standard">
      <style:text-properties officeooo:rsid="003a05bf" officeooo:paragraph-rsid="003a05bf"/>
    </style:style>
    <style:style style:name="P15" style:family="paragraph" style:parent-style-name="Heading_20_1">
      <style:text-properties officeooo:rsid="002f0414" officeooo:paragraph-rsid="002f0414"/>
    </style:style>
    <style:style style:name="P16" style:family="paragraph" style:parent-style-name="Heading_20_1">
      <style:text-properties officeooo:rsid="003243f1" officeooo:paragraph-rsid="003243f1"/>
    </style:style>
    <style:style style:name="P17" style:family="paragraph" style:parent-style-name="Heading_20_1">
      <style:text-properties officeooo:rsid="0036a865" officeooo:paragraph-rsid="0037168b"/>
    </style:style>
    <style:style style:name="P18" style:family="paragraph" style:parent-style-name="Text_20_body">
      <style:text-properties officeooo:rsid="003cb1f4" officeooo:paragraph-rsid="0038ae01"/>
    </style:style>
    <style:style style:name="P19" style:family="paragraph" style:parent-style-name="Text_20_body">
      <style:text-properties officeooo:paragraph-rsid="0038ae01"/>
    </style:style>
    <style:style style:name="P20" style:family="paragraph" style:parent-style-name="Text_20_body">
      <style:text-properties officeooo:rsid="0033cf0f" officeooo:paragraph-rsid="002f0414"/>
    </style:style>
    <style:style style:name="T1" style:family="text">
      <style:text-properties officeooo:rsid="001165f8"/>
    </style:style>
    <style:style style:name="T2" style:family="text">
      <style:text-properties officeooo:rsid="001ec4e2"/>
    </style:style>
    <style:style style:name="T3" style:family="text">
      <style:text-properties officeooo:rsid="002bde46"/>
    </style:style>
    <style:style style:name="T4" style:family="text">
      <style:text-properties officeooo:rsid="00386797"/>
    </style:style>
    <style:style style:name="T5" style:family="text">
      <style:text-properties officeooo:rsid="003ddc8c"/>
    </style:style>
    <style:style style:name="T6" style:family="text">
      <style:text-properties officeooo:rsid="003cb1f4"/>
    </style:style>
    <style:style style:name="T7" style:family="text">
      <style:text-properties officeooo:rsid="00798623"/>
    </style:style>
    <style:style style:name="T8" style:family="text">
      <style:text-properties officeooo:rsid="00d6fc3d"/>
    </style:style>
    <style:style style:name="T9" style:family="text">
      <style:text-properties fo:font-weight="normal" style:font-weight-asian="normal" style:font-weight-complex="normal"/>
    </style:style>
    <style:style style:name="T10" style:family="text">
      <style:text-properties fo:font-weight="normal" officeooo:rsid="00d8ae97" style:font-weight-asian="normal" style:font-weight-complex="normal"/>
    </style:style>
    <style:style style:name="T11" style:family="text">
      <style:text-properties fo:font-weight="normal" officeooo:rsid="0039f9cb" style:font-weight-asian="normal" style:font-weight-complex="normal"/>
    </style:style>
    <style:style style:name="T12" style:family="text">
      <style:text-properties officeooo:rsid="0039f9cb"/>
    </style:style>
    <style:style style:name="T13" style:family="text">
      <style:text-properties officeooo:rsid="003a01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ientific or Research Experiences</text:h>
      <text:p text:style-name="P1"/>
      <text:p text:style-name="Heading">Floored</text:p>
      <text:p text:style-name="P3">(Long)</text:p>
      <text:p text:style-name="P2">Over the summer, I worked as a hardware engineering intern at Floored Inc. <text:s/>Floored creates 3D models of interior spaces that can be explored online via a web browser, perhaps to explore an Art Museum from one's own home or visit a potential apartment to sublet. <text:s/><text:span text:style-name="T1">Before I was an intern, Floored used a proprietary 3D room scanner that was both low resolution and difficult to work with, since the software it ran was proprietary. <text:s/>As an intern, I helped Floored build their own open-source 3D scanner using a powerful laser rangefinder and DSLR camera mounted to a rotating tripod. <text:s/>First, I constructed the physical frame of this scanner, by constructing a stainless-steel frame to mount a large camera, laser, and Linux computer onto a motor-controlled tripod. <text:s/>This tripod, whose rotation would be controlled by software on the Linux computer, would turn in a circle and take panoramic 2D images with the DSLR camera while simultaneously collecting a 3D point cloud with the laser rangefinder. <text:s/>After assembling the device, I wrote the device drivers with which the computer would use to control the motor (for rotating the tripod), laser rangefinder, and DSLR camera. <text:s/>Finally, I wrote the software to coordinate taking a scan of a space. <text:s/></text:span></text:p>
      <text:p text:style-name="P2"/>
      <text:p text:style-name="P3">(Short)</text:p>
      <text:p text:style-name="P3">As a hardware engineering intern at Floored, <text:span text:style-name="T2">I designed a scanner for taking 3D scans of interior spaces. <text:s/>To do so, I mounted a laser rangefinder, DSLR camera, and Linux computer on a motor-controlled, rotating tripod. <text:s/>I built a software system for the scanner so that it could control each of these hardware components to capture and built 3D point clouds. <text:s/>The scanner is now used “in the field.”</text:span></text:p>
      <text:p text:style-name="P3"/>
      <text:p text:style-name="P4">Web caching and web acceleration software can increase bandwidth in developing world countries, but often hardware in these countries can be expensive and difficult to configure. <text:s/>To overcome this, I tested the feasibility of using an inexpensive, credit-card-sized Linux computer to run bandwidth acceleration software, and developed a caching software stack to run on this low-power device. <text:s/></text:p>
      <text:p text:style-name="P4"/>
      <text:p text:style-name="P8">BeagleCache</text:p>
      <text:p text:style-name="P4">Web caching and web acceleration software can increase bandwidth in developing world countries, but often hardware in these countries can be expensive and difficult to configure. <text:s/>To overcome this, I tested the feasibility of using an inexpensive, credit-card-sized Linux computer to run bandwidth acceleration software, and developed a caching software stack to run on this low-power device. <text:s/></text:p>
      <text:p text:style-name="P4"/>
      <text:p text:style-name="P9">SRON</text:p>
      <text:p text:style-name="P5">Traffic crossing the Internet must pass through hardware <text:span text:style-name="T3">belonging to many Internet Service Providers. As such, no one ISP has complete control over the paths its data take. <text:s/>Using techniques of Software-Defined Networking, I wrote software for routers that allows ISP's to view the Internet as an abstracted network in which they own all the hardware, allowing them to make better routing decisions.</text:span></text:p>
      <text:h text:style-name="P15" text:outline-level="1"><text:soft-page-break/>Teamwork Experiences </text:h>
      <text:p text:style-name="P20"/>
      <text:p text:style-name="P7">Semester-long group hardware project, Human-Computer Interface Technology Class (Collin Stedman, cstedman@princeton.edu)</text:p>
      <text:p text:style-name="P7">Webmaster, Nassau Literary Review (John Colon, <text:a xlink:type="simple" xlink:href="mailto:jmcolon@princeton.edu">jmcolon@princeton.edu</text:a>)</text:p>
      <text:p text:style-name="P14">ACM</text:p>
      <text:p text:style-name="P14"/>
      <text:p text:style-name="P6"/>
      <text:p text:style-name="P6"/>
      <text:h text:style-name="P16" text:outline-level="1">Leadership Experiences </text:h>
      <text:p text:style-name="P11">P<text:span text:style-name="T12">rinceton </text:span>M<text:span text:style-name="T12">akers </text:span>C<text:span text:style-name="T12">ollectives</text:span></text:p>
      <text:p text:style-name="P10">As an officer for the Princeton Makers Collective, I organized events including a USB device hacking workshop, <text:span text:style-name="T4">3D modeling class, and outreach/workshop with the 3D printing company Shapeways. </text:span></text:p>
      <text:p text:style-name="P10"/>
      <text:p text:style-name="P11"><text:span text:style-name="T13">Princeton Entrepreneurship Club: </text:span>Hack Classes</text:p>
      <text:p text:style-name="P12">As a Hack Classes organizer for the Princeton Entrepreneurship Club, I helped organize Web Development and iOS classes for <text:span text:style-name="T5">interested non-technical </text:span>students, and taught a class on <text:span text:style-name="T5">website design with</text:span> Wordpress. <text:s/></text:p>
      <text:p text:style-name="P12"/>
      <text:h text:style-name="P17" text:outline-level="1">Summary of Goals</text:h>
      <text:p text:style-name="P19"><text:s/><text:span text:style-name="T6"><text:tab/>Over the past hundred years, as processors have gained computational ability whilst decreasing in size, <text:s/>the way we interact with computers has been completely transformed, from monolithic, shared processors to personal computers to laptops to smartphones. <text:s/>Smaller computers allowed us to rethink the way we interact with them. <text:s/>A full keyboard is not practical for a pocket-sized device, and so the touchscreen was created. <text:s/>Today, however, processors are so small and powerful that they are transforming the very paradigm by which we interact with technology. <text:s/>To me, one of the most interesting fruits of this advance are computers that are able to measure biological signals that were once hidden from all but medical practitioners with thousand-dollar equipment. <text:s/>Tiny activity-tracking devices are able to measure the number of steps we take, our heartbeat, and posture, and even how well we sleep at night. <text:s/>Electromyography armbands, by measuring electrical activity in our skeletal muscles, are able to tell how we're moving our limbs, and provides a natural human-machine interface for controlling artificial limbs. <text:s/>Finally—and perhaps most intriguingly—we can measure changes in the electrical potentials along the scalp to decode what we're thinking, and eventually build real Brain-Machine Interfaces. <text:s/>As a graduate student, <text:s/>I'm interested in developing these new types of Human-Computer Interface devices because the way we interact with technology is, in a sense, defining of how we'll live in the future. <text:s/>Perhaps the biggest difference between life today and fifteen years ago is the </text:span><text:soft-page-break/><text:span text:style-name="T6">number of hours we sit in front of our laptops, endlessly surfing the web and our social news feeds. <text:s/>How can we redefine the technological interfaces of the future so that they are more immersive, or less intrusive? <text:s/>How can they make our long-distance social interactions more intimate? <text:s/>How can they assist those living with disabilities? <text:s/>These are the questions I'd like to help answer.</text:span></text:p>
      <text:p text:style-name="P18"><text:tab/><text:span text:style-name="T7">While I've always been an electronics hobbyist, building things like LED music visualizers or electronic jewelry, I only decided to explore biological signals this summer, when I got in my head (no pun) the idea that it might be neat to measure my brain waves. <text:s/>Knowing nothing about EEG technology, I did some quick googling and was surprised to learn that it's quite simple and inexpensive to measure these mental signals. <text:s/>Following a tutorial online, I built a simple, single-channel EEG that was able to measure brainwaves over a single spot on the scalp, and was able to filter out the famous “alpha waves” that indicate relaxed mental states. <text:s/>However, a noisy single channel of data is not enough to say anything meaningful about a human's mental state. <text:s/>Ideally, EEG signals could have many applications, including artificial limb control for those with paralysis, diagnoses of conditions like sleep apnea, and as generators of neurofeedback. <text:s/>I decided to move my hobby a step further by beginning research with Ken Norman, a professor of psychology, to study EEG applications in neurofeedback with a research-grade EEG. <text:s/>Neurofeedback is essentially the idea that if humans are given feedback on their mental states, they are more easily able to alter them. <text:s/>With Professor Norman, my goal is to use EEG data to give people feedback on how well they are concentrating on a given stimulus, eventually generalizing to overall better concentration. <text:s/>In our experiment, we show participants a superimposed image of a face and a place—both stimuli of which have distinct mental signatures—and tell them to concentrate on, for example, the picture of the face and to ignore the place. <text:s/>If the participant is distracted by the place, we blur the image of the face. <text:s/>If they are concentrating well on the face, we make it appear sharper. <text:s/>Results from a similar experiment using fMRI rather than EEG data give promising results, leaving participants with a lasting ability to concentrate, and we hope that we can recreate the results with an EEG since this is cheaper and easier than using an fMRI.</text:span></text:p>
      <text:p text:style-name="P18"><text:tab/><text:span text:style-name="T8">Problems like this that involve extracting useful information from noisy biological signals are difficult, and will involve the synthesis of many fields of study, from electronics to mechanical design to computer science. <text:s/>It is this interdisciplinary nature of the work that interests me. <text:s/>Some of the specific problems that appeal to me are, what are the best uses of machine learning algorithms for on-the-fly EEG signal processing?, as well as, how might we combine multiple signal sensors (EEG, heart rate, galvanic skin response) to paint a more complete picture of our internal states? <text:s/>It is easy to see how these problems are of interest to the DoD, who have already, in fact, invested significant effort into building prosthetics that are controlled directly by signals from the brain. <text:s/>Furthermore, more intuitive and immersive technology controllers may help us better control defense apparatuses. <text:s/></text:span></text:p>
      <text:p text:style-name="P18"><text:span text:style-name="T9"><text:tab/></text:span><text:span text:style-name="T10">Something here?</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20:34:09.810525000</meta:creation-date>
    <meta:generator>LibreOffice/4.2.1.1$MacOSX_X86_64 LibreOffice_project/d7dbbd7842e6a58b0f521599204e827654e1fb8b</meta:generator>
    <dc:date>2014-09-17T15:50:22.608051000</dc:date>
    <meta:editing-duration>PT2H50M23S</meta:editing-duration>
    <meta:editing-cycles>45</meta:editing-cycles>
    <meta:document-statistic meta:table-count="0" meta:image-count="0" meta:object-count="0" meta:page-count="3" meta:paragraph-count="25" meta:word-count="1357" meta:character-count="8660" meta:non-whitespace-character-count="7272"/>
  </office:meta>
</office:document-meta>
</file>